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M Mono Light Cond 10" svg:font-family="'LM Mono Light Cond 10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Ubuntu Mono" fo:font-size="12.3999996185303pt" officeooo:rsid="001066d3" officeooo:paragraph-rsid="00137c61" style:font-name-asian="Droid Sans Fallback1" style:font-size-asian="12pt" style:font-name-complex="Liberation Mono" style:font-size-complex="12pt"/>
    </style:style>
    <style:style style:name="P2" style:family="paragraph" style:parent-style-name="Preformatted_20_Text">
      <style:text-properties style:font-name="Ubuntu" fo:font-size="12pt" officeooo:rsid="000d3c06" officeooo:paragraph-rsid="000d10fd" style:font-size-asian="12pt" style:font-size-complex="12pt"/>
    </style:style>
    <style:style style:name="P3" style:family="paragraph" style:parent-style-name="Preformatted_20_Text">
      <style:text-properties style:font-name="Ubuntu" fo:font-size="12pt" officeooo:rsid="0011eed2" officeooo:paragraph-rsid="0011eed2" style:font-size-asian="12pt" style:font-size-complex="12pt"/>
    </style:style>
    <style:style style:name="P4" style:family="paragraph" style:parent-style-name="Preformatted_20_Text">
      <style:text-properties style:font-name="Ubuntu" fo:font-size="12pt" officeooo:rsid="000ed82c" officeooo:paragraph-rsid="0011eed2" style:font-size-asian="12pt" style:font-size-complex="12pt"/>
    </style:style>
    <style:style style:name="P5" style:family="paragraph" style:parent-style-name="Preformatted_20_Text">
      <style:text-properties style:font-name="Ubuntu" fo:font-size="12pt" fo:font-weight="bold" officeooo:rsid="000d3c06" officeooo:paragraph-rsid="000d3c06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" fo:font-size="12pt" officeooo:rsid="000ed82c" officeooo:paragraph-rsid="000ed82c" style:font-size-asian="12pt" style:font-size-complex="12pt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" fo:font-size="12pt" officeooo:rsid="000ed82c" officeooo:paragraph-rsid="000edf62" style:font-size-asian="12pt" style:font-size-complex="12pt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" fo:font-size="12pt" officeooo:rsid="000ed82c" officeooo:paragraph-rsid="00137c61" style:font-size-asian="12pt" style:font-size-complex="12pt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" fo:font-size="12pt" officeooo:rsid="000d10fd" officeooo:paragraph-rsid="000ed82c" style:font-size-asian="12pt" style:font-size-complex="12pt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" fo:font-size="12pt" fo:font-weight="bold" officeooo:rsid="000ed82c" officeooo:paragraph-rsid="000ed82c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" fo:font-size="12pt" fo:font-weight="bold" officeooo:rsid="000ed82c" officeooo:paragraph-rsid="000edf62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Ubuntu" fo:font-size="12pt" style:font-name-asian="Droid Sans Fallback1" style:font-size-asian="12pt" style:font-name-complex="Liberation Mono" style:font-size-complex="12pt"/>
    </style:style>
    <style:style style:name="P13" style:family="paragraph" style:parent-style-name="Table_20_Contents">
      <style:text-properties style:font-name="Ubuntu" fo:font-size="12pt" officeooo:rsid="000ed82c" officeooo:paragraph-rsid="000ed82c" style:font-name-asian="Droid Sans Fallback1" style:font-size-asian="12pt" style:font-name-complex="Liberation Mono" style:font-size-complex="12pt"/>
    </style:style>
    <style:style style:name="P14" style:family="paragraph" style:parent-style-name="Table_20_Contents">
      <style:text-properties style:font-name="Ubuntu" fo:font-size="12pt" officeooo:rsid="000ed82c" officeooo:paragraph-rsid="000edf62" style:font-name-asian="Droid Sans Fallback1" style:font-size-asian="12pt" style:font-name-complex="Liberation Mono" style:font-size-complex="12pt"/>
    </style:style>
    <style:style style:name="P15" style:family="paragraph" style:parent-style-name="Table_20_Contents">
      <style:text-properties style:font-name="Ubuntu" fo:font-size="12pt" officeooo:rsid="000ed82c" officeooo:paragraph-rsid="00137c61" style:font-name-asian="Droid Sans Fallback1" style:font-size-asian="12pt" style:font-name-complex="Liberation Mono" style:font-size-complex="12pt"/>
    </style:style>
    <style:style style:name="P16" style:family="paragraph" style:parent-style-name="Table_20_Contents">
      <style:text-properties style:font-name="Ubuntu" fo:font-size="12pt" officeooo:paragraph-rsid="000ed82c" style:font-name-asian="Droid Sans Fallback1" style:font-size-asian="12pt" style:font-name-complex="Liberation Mono" style:font-size-complex="12pt"/>
    </style:style>
    <style:style style:name="P17" style:family="paragraph" style:parent-style-name="Table_20_Contents">
      <style:text-properties style:font-name="Ubuntu" fo:font-size="12pt" officeooo:rsid="001066d3" officeooo:paragraph-rsid="001066d3" style:font-name-asian="Droid Sans Fallback1" style:font-size-asian="12pt" style:font-name-complex="Liberation Mono" style:font-size-complex="12pt"/>
    </style:style>
    <style:style style:name="T1" style:family="text">
      <style:text-properties officeooo:rsid="000ed82c"/>
    </style:style>
    <style:style style:name="T2" style:family="text">
      <style:text-properties officeooo:rsid="000edf62"/>
    </style:style>
    <style:style style:name="T3" style:family="text">
      <style:text-properties officeooo:rsid="001066d3"/>
    </style:style>
    <style:style style:name="T4" style:family="text">
      <style:text-properties officeooo:rsid="0011ea91"/>
    </style:style>
    <style:style style:name="T5" style:family="text">
      <style:text-properties officeooo:rsid="00137c61"/>
    </style:style>
    <style:style style:name="T6" style:family="text">
      <style:text-properties officeooo:rsid="001663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eeraj Asthana</text:p>
      <text:p text:style-name="P6">nasthan2</text:p>
      <text:p text:style-name="P6">2/22/2016</text:p>
      <text:p text:style-name="P6">CS 498 Homework 3 Report</text:p>
      <text:p text:style-name="P6"/>
      <text:p text:style-name="P10">Problem 1 Part 1 – SVM</text:p>
      <text:p text:style-name="P6">I used the SVMlight software to produce these results. I tried lambda values of .001, .01, .1, 1, and 10. I subsetted 90% of the training data to train the SVM model on and used 10% as a validation set to test different values of lambda. After checking the validation accuracies, lambda of .01 produces the best results (which as summarized below).</text:p>
      <text:p text:style-name="P6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3">Set</text:p>
          </table:table-cell>
          <table:table-cell table:style-name="Table1.B1" office:value-type="string">
            <text:p text:style-name="P13">Accuracy</text:p>
          </table:table-cell>
        </table:table-row>
        <table:table-row>
          <table:table-cell table:style-name="Table1.A2" office:value-type="string">
            <text:p text:style-name="P13">Full Training Set</text:p>
          </table:table-cell>
          <table:table-cell table:style-name="Table1.B2" office:value-type="string">
            <text:p text:style-name="P12">.<text:span text:style-name="T1">5173103</text:span></text:p>
          </table:table-cell>
        </table:table-row>
        <table:table-row>
          <table:table-cell table:style-name="Table1.A2" office:value-type="string">
            <text:p text:style-name="P13">Validation Set 1</text:p>
          </table:table-cell>
          <table:table-cell table:style-name="Table1.B2" office:value-type="string">
            <text:p text:style-name="P16">.<text:span text:style-name="T1">4969748</text:span></text:p>
          </table:table-cell>
        </table:table-row>
        <table:table-row>
          <table:table-cell table:style-name="Table1.A2" office:value-type="string">
            <text:p text:style-name="P13">Validation Set 2</text:p>
          </table:table-cell>
          <table:table-cell table:style-name="Table1.B2" office:value-type="string">
            <text:p text:style-name="P12">.<text:span text:style-name="T1">5015751</text:span></text:p>
          </table:table-cell>
        </table:table-row>
        <table:table-row>
          <table:table-cell table:style-name="Table1.A2" office:value-type="string">
            <text:p text:style-name="P13">Validation Set 3</text:p>
          </table:table-cell>
          <table:table-cell table:style-name="Table1.B2" office:value-type="string">
            <text:p text:style-name="P12">.<text:span text:style-name="T1">4987749</text:span></text:p>
          </table:table-cell>
        </table:table-row>
      </table:table>
      <text:p text:style-name="P6"/>
      <text:p text:style-name="P6"/>
      <text:p text:style-name="P10">Problem 1 Part 2 – Naive Bayes</text:p>
      <text:p text:style-name="P6">I used the Naive Bayes classifier I wrote for Homework 1 to produce these results. The results of this classifier are summarized below. </text:p>
      <text:p text:style-name="P6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3">Set</text:p>
          </table:table-cell>
          <table:table-cell table:style-name="Table2.B1" office:value-type="string">
            <text:p text:style-name="P13">Accuracy</text:p>
          </table:table-cell>
        </table:table-row>
        <table:table-row>
          <table:table-cell table:style-name="Table2.A2" office:value-type="string">
            <text:p text:style-name="P13">Full Training Set</text:p>
          </table:table-cell>
          <table:table-cell table:style-name="Table2.B2" office:value-type="string">
            <text:p text:style-name="P16">.<text:span text:style-name="T1">5086102</text:span></text:p>
          </table:table-cell>
        </table:table-row>
        <table:table-row>
          <table:table-cell table:style-name="Table2.A2" office:value-type="string">
            <text:p text:style-name="P13">Validation Set 1</text:p>
          </table:table-cell>
          <table:table-cell table:style-name="Table2.B2" office:value-type="string">
            <text:p text:style-name="P16">.<text:span text:style-name="T1">4974249</text:span></text:p>
          </table:table-cell>
        </table:table-row>
        <table:table-row>
          <table:table-cell table:style-name="Table2.A2" office:value-type="string">
            <text:p text:style-name="P13">Validation Set 2</text:p>
          </table:table-cell>
          <table:table-cell table:style-name="Table2.B2" office:value-type="string">
            <text:p text:style-name="P16">.<text:span text:style-name="T1">4933747</text:span></text:p>
          </table:table-cell>
        </table:table-row>
        <table:table-row>
          <table:table-cell table:style-name="Table2.A2" office:value-type="string">
            <text:p text:style-name="P13">Validation Set 3</text:p>
          </table:table-cell>
          <table:table-cell table:style-name="Table2.B2" office:value-type="string">
            <text:p text:style-name="P16">.<text:span text:style-name="T1">4946747</text:span></text:p>
          </table:table-cell>
        </table:table-row>
      </table:table>
      <text:p text:style-name="P9"/>
      <text:p text:style-name="P9"/>
      <text:p text:style-name="P11">Problem 1 Part <text:span text:style-name="T2">3</text:span> – <text:span text:style-name="T2">Random Forest</text:span></text:p>
      <text:p text:style-name="P7">I used the <text:span text:style-name="T3">Random Forest</text:span> <text:span text:style-name="T3">function inside of the R package called “randomForest”</text:span> to produce these results. I tried lambda values of .001, .01, .1, 1, and 10. I subsetted 90% of the training data to train the SVM model on and used 10% as a validation set to test different values of lambda. After checking the validation accuracies, lambda of .01 produces the best results (which as summarized below).</text:p>
      <text:p text:style-name="P7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4">Set</text:p>
          </table:table-cell>
          <table:table-cell table:style-name="Table3.B1" office:value-type="string">
            <text:p text:style-name="P14">Accuracy</text:p>
          </table:table-cell>
        </table:table-row>
        <table:table-row>
          <table:table-cell table:style-name="Table3.A2" office:value-type="string">
            <text:p text:style-name="P14">Full Training Set</text:p>
          </table:table-cell>
          <table:table-cell table:style-name="Table3.B2" office:value-type="string">
            <text:p text:style-name="P17">1</text:p>
          </table:table-cell>
        </table:table-row>
        <table:table-row>
          <table:table-cell table:style-name="Table3.A2" office:value-type="string">
            <text:p text:style-name="P14">Validation Set 1</text:p>
          </table:table-cell>
          <table:table-cell table:style-name="Table3.B2" office:value-type="string">
            <text:p text:style-name="P17">.8063613</text:p>
          </table:table-cell>
        </table:table-row>
        <table:table-row>
          <table:table-cell table:style-name="Table3.A2" office:value-type="string">
            <text:p text:style-name="P14">Validation Set 2</text:p>
          </table:table-cell>
          <table:table-cell table:style-name="Table3.B2" office:value-type="string">
            <text:p text:style-name="P17">.8<text:span text:style-name="T4">0</text:span>79341</text:p>
          </table:table-cell>
        </table:table-row>
        <table:table-row>
          <table:table-cell table:style-name="Table3.A2" office:value-type="string">
            <text:p text:style-name="P14">Validation Set 3</text:p>
          </table:table-cell>
          <table:table-cell table:style-name="Table3.B2" office:value-type="string">
            <text:p text:style-name="P17">.8053613</text:p>
          </table:table-cell>
        </table:table-row>
      </table:table>
      <text:p text:style-name="P7"/>
      <text:p text:style-name="P2"/>
      <text:p text:style-name="P5"><text:soft-page-break/>Problem 3 – Neural Network</text:p>
      <text:p text:style-name="P3">I used a Neural Network as a classifier for my choice method. I only trained on the first <text:span text:style-name="T6">5</text:span>000 examples since it was taking too long to classify the full training set. I used 2 hidden layers with 20 and 10 hidden nodes each. <text:span text:style-name="T5">I the neuralnet function inside of the neuralnet package to accomplish this task. I believe I could have gotten much higher accuracies if I had used more training examples but I did not have the time to accomplish that. </text:span></text:p>
      <text:p text:style-name="P4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5">Set</text:p>
          </table:table-cell>
          <table:table-cell table:style-name="Table4.B1" office:value-type="string">
            <text:p text:style-name="P15">Accuracy</text:p>
          </table:table-cell>
        </table:table-row>
        <table:table-row>
          <table:table-cell table:style-name="Table4.A2" office:value-type="string">
            <text:p text:style-name="P15">Full Training Set</text:p>
          </table:table-cell>
          <table:table-cell table:style-name="Table4.B2" office:value-type="string">
            <text:p text:style-name="P1"><text:bookmark text:name="rstudio_console_output"/>0.6937338747</text:p>
          </table:table-cell>
        </table:table-row>
        <table:table-row>
          <table:table-cell table:style-name="Table4.A2" office:value-type="string">
            <text:p text:style-name="P15">Validation Set 1</text:p>
          </table:table-cell>
          <table:table-cell table:style-name="Table4.B2" office:value-type="string">
            <text:p text:style-name="P1"><text:bookmark text:name="rstudio_console_output4"/>0.5838291915</text:p>
          </table:table-cell>
        </table:table-row>
        <table:table-row>
          <table:table-cell table:style-name="Table4.A2" office:value-type="string">
            <text:p text:style-name="P15">Validation Set 2</text:p>
          </table:table-cell>
          <table:table-cell table:style-name="Table4.B2" office:value-type="string">
            <text:p text:style-name="P1"><text:bookmark text:name="rstudio_console_output5"/>0.5749787489</text:p>
          </table:table-cell>
        </table:table-row>
        <table:table-row>
          <table:table-cell table:style-name="Table4.A2" office:value-type="string">
            <text:p text:style-name="P15">Validation Set 3</text:p>
          </table:table-cell>
          <table:table-cell table:style-name="Table4.B2" office:value-type="string">
            <text:p text:style-name="P1"><text:bookmark text:name="rstudio_console_output6"/>0.5764288214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M Mono Light Cond 10" svg:font-family="'LM Mono Light Cond 10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9:27:53.352722296</meta:creation-date>
    <dc:date>2016-02-22T23:57:05.722543176</dc:date>
    <meta:editing-duration>PT1H15M6S</meta:editing-duration>
    <meta:editing-cycles>4</meta:editing-cycles>
    <meta:generator>LibreOffice/4.2.8.2$Linux_X86_64 LibreOffice_project/420m0$Build-2</meta:generator>
    <meta:document-statistic meta:table-count="4" meta:image-count="0" meta:object-count="0" meta:page-count="2" meta:paragraph-count="52" meta:word-count="340" meta:character-count="1934" meta:non-whitespace-character-count="1640"/>
  </office:meta>
</office:document-meta>
</file>